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9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11pt"/>
    </style:style>
    <style:style style:name="co3" style:family="table-column">
      <style:table-column-properties fo:break-before="auto" style:column-width="50.94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81.81pt"/>
    </style:style>
    <style:style style:name="co7" style:family="table-column">
      <style:table-column-properties fo:break-before="auto" style:column-width="118.09pt"/>
    </style:style>
    <style:style style:name="co8" style:family="table-column">
      <style:table-column-properties fo:break-before="auto" style:column-width="75.09pt"/>
    </style:style>
    <style:style style:name="co9" style:family="table-column">
      <style:table-column-properties fo:break-before="auto" style:column-width="74.86pt"/>
    </style:style>
    <style:style style:name="co10" style:family="table-column">
      <style:table-column-properties fo:break-before="auto" style:column-width="58.9pt"/>
    </style:style>
    <style:style style:name="co11" style:family="table-column">
      <style:table-column-properties fo:break-before="auto" style:column-width="49.66pt"/>
    </style:style>
    <style:style style:name="co12" style:family="table-column">
      <style:table-column-properties fo:break-before="auto" style:column-width="40.9pt"/>
    </style:style>
    <style:style style:name="co13" style:family="table-column">
      <style:table-column-properties fo:break-before="auto" style:column-width="45.5pt"/>
    </style:style>
    <style:style style:name="co14" style:family="table-column">
      <style:table-column-properties fo:break-before="auto" style:column-width="24.89pt"/>
    </style:style>
    <style:style style:name="co15" style:family="table-column">
      <style:table-column-properties fo:break-before="auto" style:column-width="35.74pt"/>
    </style:style>
    <style:style style:name="co16" style:family="table-column">
      <style:table-column-properties fo:break-before="auto" style:column-width="31.1pt"/>
    </style:style>
    <style:style style:name="co17" style:family="table-column">
      <style:table-column-properties fo:break-before="auto" style:column-width="22.59pt"/>
    </style:style>
    <style:style style:name="co18" style:family="table-column">
      <style:table-column-properties fo:break-before="auto" style:column-width="15.65pt"/>
    </style:style>
    <style:style style:name="co20" style:family="table-column">
      <style:table-column-properties fo:break-before="auto" style:column-width="25.71pt"/>
    </style:style>
    <style:style style:name="co21" style:family="table-column">
      <style:table-column-properties fo:break-before="auto" style:column-width="47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9" table:number-columns-repeated="1003" table:default-cell-style-name="Default"/>
        <table:table-row table:style-name="ro1">
          <table:table-cell office:value-type="string" calcext:value-type="string">
            <text:p>Designed by:</text:p>
          </table:table-cell>
          <table:table-cell/>
          <table:table-cell office:value-type="string" calcext:value-type="string">
            <text:p>Saulius</text:p>
          </table:table-cell>
          <table:table-cell office:value-type="string" calcext:value-type="string">
            <text:p>Gražuli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gisters:</text:p>
          </table:table-cell>
          <table:table-cell table:style-name="ce1"/>
          <table:table-cell office:value-type="string" calcext:value-type="string">
            <text:p>A</text:p>
          </table:table-cell>
          <table:table-cell office:value-type="string" calcext:value-type="string">
            <text:p>Accumulator (Acc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NK</text:p>
          </table:table-cell>
          <table:table-cell office:value-type="string" calcext:value-type="string">
            <text:p>Link register (for subroutine cal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DX</text:p>
          </table:table-cell>
          <table:table-cell office:value-type="string" calcext:value-type="string">
            <text:p>Index (indirect addressing) regist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C</text:p>
          </table:table-cell>
          <table:table-cell office:value-type="string" calcext:value-type="string">
            <text:p>Program count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ll registers 16 bit wid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ta memory: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i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gram Memory: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8 bit opcode; 16 bit address/immedi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equencer control word:</text:p>
          </table:table-cell>
          <table:table-cell table:number-columns-repeated="3"/>
          <table:table-cell office:value-type="string" calcext:value-type="string">
            <text:p>4 bits ALU op; 3 bits data source; the remaining bits gate contro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Width (bits):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struction format: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address/immediate</text:p>
          </table:table-cell>
          <table:table-cell table:number-columns-repeated="1020"/>
        </table:table-row>
        <table:table-row table:style-name="ro1">
          <table:table-cell table:number-columns-repeated="7"/>
          <table:table-cell table:style-name="ce7"/>
          <table:table-cell table:style-name="ce6" office:value-type="string" calcext:value-type="string">
            <text:p>SRC name</text:p>
          </table:table-cell>
          <table:table-cell table:style-name="ce6" office:value-type="string" calcext:value-type="string">
            <text:p>SRC code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A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RAM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PC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ROM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LINK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I/O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/>
          <table:table-cell table:style-name="ce7" office:value-type="float" office:value="6" calcext:value-type="float">
            <text:p>6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/>
          <table:table-cell table:style-name="ce7" office:value-type="float" office:value="7" calcext:value-type="float">
            <text:p>7</text:p>
          </table:table-cell>
          <table:table-cell table:style-name="ce7" table:number-columns-repeated="2"/>
          <table:table-cell table:number-columns-repeated="1012"/>
        </table:table-row>
        <table:table-row table:style-name="ro1" table:number-rows-repeated="4">
          <table:table-cell table:number-columns-repeated="7"/>
          <table:table-cell table:style-name="ce7"/>
          <table:table-cell/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HALT:</text:p>
          </table:table-cell>
          <table:table-cell/>
          <table:table-cell office:value-type="string" calcext:value-type="string">
            <text:p>all ones in the opcode denote HALT operation</text:p>
          </table:table-cell>
          <table:table-cell table:number-columns-repeated="4"/>
          <table:table-cell table:style-name="ce7"/>
          <table:table-cell/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BAD OP:</text:p>
          </table:table-cell>
          <table:table-cell/>
          <table:table-cell office:value-type="string" calcext:value-type="string">
            <text:p>all zeroes in a control word denote bad (unimplemented) operation</text:p>
          </table:table-cell>
          <table:table-cell table:number-columns-repeated="4"/>
          <table:table-cell table:style-name="ce7"/>
          <table:table-cell/>
          <table:table-cell table:style-name="ce7" table:number-columns-repeated="3"/>
          <table:table-cell table:number-columns-repeated="1012"/>
        </table:table-row>
        <table:table-row table:style-name="ro1">
          <table:table-cell table:number-columns-repeated="7"/>
          <table:table-cell table:style-name="ce7" office:value-type="string" calcext:value-type="string">
            <text:p>4 bits</text:p>
          </table:table-cell>
          <table:table-cell/>
          <table:table-cell table:style-name="ce7" office:value-type="string" calcext:value-type="string">
            <text:p>3 bits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number-columns-repeated="6"/>
          <table:table-cell table:style-name="ce1" office:value-type="string" calcext:value-type="string">
            <text:p>Control ROM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trl word</text:p>
          </table:table-cell>
          <table:table-cell table:style-name="ce1" office:value-type="string" calcext:value-type="string">
            <text:p>ctrl (hex)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Nr.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opcode (dec)</text:p>
          </table:table-cell>
          <table:table-cell table:style-name="ce1" office:value-type="string" calcext:value-type="string">
            <text:p>opcode (hex)</text:p>
          </table:table-cell>
          <table:table-cell/>
          <table:table-cell table:style-name="ce6" office:value-type="string" calcext:value-type="string">
            <text:p>ALU OP name</text:p>
          </table:table-cell>
          <table:table-cell table:style-name="ce6" office:value-type="string" calcext:value-type="string">
            <text:p>ALU OP code</text:p>
          </table:table-cell>
          <table:table-cell table:style-name="ce6" office:value-type="string" calcext:value-type="string">
            <text:p>SRC name</text:p>
          </table:table-cell>
          <table:table-cell table:style-name="ce6" office:value-type="string" calcext:value-type="string">
            <text:p>SRC code</text:p>
          </table:table-cell>
          <table:table-cell table:style-name="ce6" office:value-type="string" calcext:value-type="string">
            <text:p>JNEG</text:p>
          </table:table-cell>
          <table:table-cell table:style-name="ce6" office:value-type="string" calcext:value-type="string">
            <text:p>JPOS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INDIR</text:p>
          </table:table-cell>
          <table:table-cell table:style-name="ce6" office:value-type="string" calcext:value-type="string">
            <text:p>LINK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>
            <text:p>RAM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IDX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P</text:p>
          </table:table-cell>
          <table:table-cell table:style-name="ce4" table:formula="of:=[.A36]-1" office:value-type="float" office:value="0" calcext:value-type="float">
            <text:p>0</text:p>
          </table:table-cell>
          <table:table-cell table:style-name="ce4" table:formula="of:=BASE([.D36];16;2)" office:value-type="string" office:string-value="00" calcext:value-type="string">
            <text:p>00</text:p>
          </table:table-cell>
          <table:table-cell office:value-type="string" calcext:value-type="string">
            <text:p>No operatio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table:formula="of:=SUMPRODUCT([.J$34:.S$34];[.J36:.S36]) + [.H36]*[.H$34]" office:value-type="float" office:value="3584" calcext:value-type="float">
            <text:p>3584</text:p>
          </table:table-cell>
          <table:table-cell table:style-name="ce7" table:formula="of:=BASE([.T36];16;4)" office:value-type="string" office:string-value="0E00" calcext:value-type="string">
            <text:p>0E00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I</text:p>
          </table:table-cell>
          <table:table-cell table:style-name="ce4" table:formula="of:=[.A37]-1" office:value-type="float" office:value="1" calcext:value-type="float">
            <text:p>1</text:p>
          </table:table-cell>
          <table:table-cell table:style-name="ce4" table:formula="of:=BASE([.D37];16;2)" office:value-type="string" office:string-value="01" calcext:value-type="string">
            <text:p>01</text:p>
          </table:table-cell>
          <table:table-cell office:value-type="string" calcext:value-type="string">
            <text:p>Load indirect (A ← [IDX])</text:p>
          </table:table-cell>
          <table:table-cell office:value-type="string" calcext:value-type="string">
            <text:p>ADD 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formula="of:=SUMPRODUCT([.J$34:.S$34];[.J37:.S37]) + [.H37]*[.H$34]" office:value-type="float" office:value="33318" calcext:value-type="float">
            <text:p>33318</text:p>
          </table:table-cell>
          <table:table-cell table:style-name="ce7" table:formula="of:=BASE([.T37];16;4)" office:value-type="string" office:string-value="8226" calcext:value-type="string">
            <text:p>8226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C</text:p>
          </table:table-cell>
          <table:table-cell table:style-name="ce4" table:formula="of:=[.A38]-1" office:value-type="float" office:value="2" calcext:value-type="float">
            <text:p>2</text:p>
          </table:table-cell>
          <table:table-cell table:style-name="ce4" table:formula="of:=BASE([.D38];16;2)" office:value-type="string" office:string-value="02" calcext:value-type="string">
            <text:p>02</text:p>
          </table:table-cell>
          <table:table-cell office:value-type="string" calcext:value-type="string">
            <text:p>Load constant to Acc </text:p>
          </table:table-cell>
          <table:table-cell office:value-type="string" calcext:value-type="string">
            <text:p>ADD 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M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PRODUCT([.J$34:.S$34];[.J38:.S38]) + [.H38]*[.H$34]" office:value-type="float" office:value="34306" calcext:value-type="float">
            <text:p>34306</text:p>
          </table:table-cell>
          <table:table-cell table:style-name="ce7" table:formula="of:=BASE([.T38];16;4)" office:value-type="string" office:string-value="8602" calcext:value-type="string">
            <text:p>8602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</text:p>
          </table:table-cell>
          <table:table-cell table:style-name="ce4" table:formula="of:=[.A39]-1" office:value-type="float" office:value="3" calcext:value-type="float">
            <text:p>3</text:p>
          </table:table-cell>
          <table:table-cell table:style-name="ce4" table:formula="of:=BASE([.D39];16;2)" office:value-type="string" office:string-value="03" calcext:value-type="string">
            <text:p>03</text:p>
          </table:table-cell>
          <table:table-cell office:value-type="string" calcext:value-type="string">
            <text:p>Load value to Acc</text:p>
          </table:table-cell>
          <table:table-cell office:value-type="string" calcext:value-type="string">
            <text:p>ADD 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SUMPRODUCT([.J$34:.S$34];[.J39:.S39]) + [.H39]*[.H$34]" office:value-type="float" office:value="33286" calcext:value-type="float">
            <text:p>33286</text:p>
          </table:table-cell>
          <table:table-cell table:style-name="ce7" table:formula="of:=BASE([.T39];16;4)" office:value-type="string" office:string-value="8206" calcext:value-type="string">
            <text:p>8206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</text:p>
          </table:table-cell>
          <table:table-cell table:style-name="ce4" table:formula="of:=[.A40]-1" office:value-type="float" office:value="4" calcext:value-type="float">
            <text:p>4</text:p>
          </table:table-cell>
          <table:table-cell table:style-name="ce4" table:formula="of:=BASE([.D40];16;2)" office:value-type="string" office:string-value="04" calcext:value-type="string">
            <text:p>04</text:p>
          </table:table-cell>
          <table:table-cell office:value-type="string" calcext:value-type="string">
            <text:p>Store Acc to address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PRODUCT([.J$34:.S$34];[.J40:.S40]) + [.H40]*[.H$34]" office:value-type="float" office:value="4" calcext:value-type="float">
            <text:p>4</text:p>
          </table:table-cell>
          <table:table-cell table:style-name="ce7" table:formula="of:=BASE([.T40];16;4)" office:value-type="string" office:string-value="0004" calcext:value-type="string">
            <text:p>000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table:style-name="ce4" table:formula="of:=[.A41]-1" office:value-type="float" office:value="5" calcext:value-type="float">
            <text:p>5</text:p>
          </table:table-cell>
          <table:table-cell table:style-name="ce4" table:formula="of:=BASE([.D41];16;2)" office:value-type="string" office:string-value="05" calcext:value-type="string">
            <text:p>05</text:p>
          </table:table-cell>
          <table:table-cell office:value-type="string" calcext:value-type="string">
            <text:p>Input from a port</text:p>
          </table:table-cell>
          <table:table-cell office:value-type="string" calcext:value-type="string">
            <text:p>ADD 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PRODUCT([.J$34:.S$34];[.J41:.S41]) + [.H41]*[.H$34]" office:value-type="float" office:value="35330" calcext:value-type="float">
            <text:p>35330</text:p>
          </table:table-cell>
          <table:table-cell table:style-name="ce7" table:formula="of:=BASE([.T41];16;4)" office:value-type="string" office:string-value="8A02" calcext:value-type="string">
            <text:p>8A02</text:p>
          </table:table-cell>
          <table:table-cell table:number-columns-repeated="100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table:style-name="ce4" table:formula="of:=[.A42]-1" office:value-type="float" office:value="6" calcext:value-type="float">
            <text:p>6</text:p>
          </table:table-cell>
          <table:table-cell table:style-name="ce4" table:formula="of:=BASE([.D42];16;2)" office:value-type="string" office:string-value="06" calcext:value-type="string">
            <text:p>06</text:p>
          </table:table-cell>
          <table:table-cell office:value-type="string" calcext:value-type="string">
            <text:p>Output to a port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PRODUCT([.J$34:.S$34];[.J42:.S42]) + [.H42]*[.H$34]" office:value-type="float" office:value="64" calcext:value-type="float">
            <text:p>64</text:p>
          </table:table-cell>
          <table:table-cell table:style-name="ce7" table:formula="of:=BASE([.T42];16;4)" office:value-type="string" office:string-value="0040" calcext:value-type="string">
            <text:p>0040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MP</text:p>
          </table:table-cell>
          <table:table-cell table:style-name="ce4" table:formula="of:=[.A43]-1" office:value-type="float" office:value="7" calcext:value-type="float">
            <text:p>7</text:p>
          </table:table-cell>
          <table:table-cell table:style-name="ce4" table:formula="of:=BASE([.D43];16;2)" office:value-type="string" office:string-value="07" calcext:value-type="string">
            <text:p>07</text:p>
          </table:table-cell>
          <table:table-cell office:value-type="string" calcext:value-type="string">
            <text:p>Jump uncoditionally</text:p>
          </table:table-cell>
          <table:table-cell table:number-columns-repeated="2"/>
          <table:table-cell office:value-type="string" calcext:value-type="string">
            <text:p>ROM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PRODUCT([.J$34:.S$34];[.J43:.S43]) + [.H43]*[.H$34]" office:value-type="float" office:value="1544" calcext:value-type="float">
            <text:p>1544</text:p>
          </table:table-cell>
          <table:table-cell table:style-name="ce7" table:formula="of:=BASE([.T43];16;4)" office:value-type="string" office:string-value="0608" calcext:value-type="string">
            <text:p>0608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NZ</text:p>
          </table:table-cell>
          <table:table-cell table:style-name="ce4" table:formula="of:=[.A44]-1" office:value-type="float" office:value="8" calcext:value-type="float">
            <text:p>8</text:p>
          </table:table-cell>
          <table:table-cell table:style-name="ce4" table:formula="of:=BASE([.D44];16;2)" office:value-type="string" office:string-value="08" calcext:value-type="string">
            <text:p>08</text:p>
          </table:table-cell>
          <table:table-cell office:value-type="string" calcext:value-type="string">
            <text:p>Jump if Acc is not 0</text:p>
          </table:table-cell>
          <table:table-cell table:number-columns-repeated="2"/>
          <table:table-cell office:value-type="string" calcext:value-type="string">
            <text:p>RO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PRODUCT([.J$34:.S$34];[.J44:.S44]) + [.H44]*[.H$34]" office:value-type="float" office:value="1928" calcext:value-type="float">
            <text:p>1928</text:p>
          </table:table-cell>
          <table:table-cell table:style-name="ce7" table:formula="of:=BASE([.T44];16;4)" office:value-type="string" office:string-value="0788" calcext:value-type="string">
            <text:p>0788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OS</text:p>
          </table:table-cell>
          <table:table-cell table:style-name="ce4" table:formula="of:=[.A45]-1" office:value-type="float" office:value="9" calcext:value-type="float">
            <text:p>9</text:p>
          </table:table-cell>
          <table:table-cell table:style-name="ce4" table:formula="of:=BASE([.D45];16;2)" office:value-type="string" office:string-value="09" calcext:value-type="string">
            <text:p>09</text:p>
          </table:table-cell>
          <table:table-cell office:value-type="string" calcext:value-type="string">
            <text:p>Jump if Acc is positive</text:p>
          </table:table-cell>
          <table:table-cell table:number-columns-repeated="2"/>
          <table:table-cell office:value-type="string" calcext:value-type="string">
            <text:p>RO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PRODUCT([.J$34:.S$34];[.J45:.S45]) + [.H45]*[.H$34]" office:value-type="float" office:value="1672" calcext:value-type="float">
            <text:p>1672</text:p>
          </table:table-cell>
          <table:table-cell table:style-name="ce7" table:formula="of:=BASE([.T45];16;4)" office:value-type="string" office:string-value="0688" calcext:value-type="string">
            <text:p>0688</text:p>
          </table:table-cell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NEG</text:p>
          </table:table-cell>
          <table:table-cell table:style-name="ce4" table:formula="of:=[.A46]-1" office:value-type="float" office:value="10" calcext:value-type="float">
            <text:p>10</text:p>
          </table:table-cell>
          <table:table-cell table:style-name="ce4" table:formula="of:=BASE([.D46];16;2)" office:value-type="string" office:string-value="0A" calcext:value-type="string">
            <text:p>0A</text:p>
          </table:table-cell>
          <table:table-cell office:value-type="string" calcext:value-type="string">
            <text:p>Jump if Acc is negative</text:p>
          </table:table-cell>
          <table:table-cell table:number-columns-repeated="2"/>
          <table:table-cell office:value-type="string" calcext:value-type="string">
            <text:p>RO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PRODUCT([.J$34:.S$34];[.J46:.S46]) + [.H46]*[.H$34]" office:value-type="float" office:value="1800" calcext:value-type="float">
            <text:p>1800</text:p>
          </table:table-cell>
          <table:table-cell table:style-name="ce7" table:formula="of:=BASE([.T46];16;4)" office:value-type="string" office:string-value="0708" calcext:value-type="string">
            <text:p>0708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 table:style-name="ce4" table:formula="of:=[.A47]-1" office:value-type="float" office:value="11" calcext:value-type="float">
            <text:p>11</text:p>
          </table:table-cell>
          <table:table-cell table:style-name="ce4" table:formula="of:=BASE([.D47];16;2)" office:value-type="string" office:string-value="0B" calcext:value-type="string">
            <text:p>0B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SUMPRODUCT([.J$34:.S$34];[.J47:.S47]) + [.H47]*[.H$34]" office:value-type="float" office:value="518" calcext:value-type="float">
            <text:p>518</text:p>
          </table:table-cell>
          <table:table-cell table:style-name="ce7" table:formula="of:=BASE([.T47];16;4)" office:value-type="string" office:string-value="0206" calcext:value-type="string">
            <text:p>0206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style-name="ce4" table:formula="of:=[.A48]-1" office:value-type="float" office:value="12" calcext:value-type="float">
            <text:p>12</text:p>
          </table:table-cell>
          <table:table-cell table:style-name="ce4" table:formula="of:=BASE([.D48];16;2)" office:value-type="string" office:string-value="0C" calcext:value-type="string">
            <text:p>0C</text:p>
          </table:table-cell>
          <table:table-cell/>
          <table:table-cell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SUMPRODUCT([.J$34:.S$34];[.J48:.S48]) + [.H48]*[.H$34]" office:value-type="float" office:value="4614" calcext:value-type="float">
            <text:p>4614</text:p>
          </table:table-cell>
          <table:table-cell table:style-name="ce7" table:formula="of:=BASE([.T48];16;4)" office:value-type="string" office:string-value="1206" calcext:value-type="string">
            <text:p>1206</text:p>
          </table:table-cell>
          <table:table-cell table:number-columns-repeated="100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</text:p>
          </table:table-cell>
          <table:table-cell table:style-name="ce4" table:formula="of:=[.A49]-1" office:value-type="float" office:value="13" calcext:value-type="float">
            <text:p>13</text:p>
          </table:table-cell>
          <table:table-cell table:style-name="ce4" table:formula="of:=BASE([.D49];16;2)" office:value-type="string" office:string-value="0D" calcext:value-type="string">
            <text:p>0D</text:p>
          </table:table-cell>
          <table:table-cell/>
          <table:table-cell office:value-type="string" calcext:value-type="string">
            <text:p>M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SUMPRODUCT([.J$34:.S$34];[.J49:.S49]) + [.H49]*[.H$34]" office:value-type="float" office:value="8710" calcext:value-type="float">
            <text:p>8710</text:p>
          </table:table-cell>
          <table:table-cell table:style-name="ce7" table:formula="of:=BASE([.T49];16;4)" office:value-type="string" office:string-value="2206" calcext:value-type="string">
            <text:p>2206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</text:p>
          </table:table-cell>
          <table:table-cell table:style-name="ce4" table:formula="of:=[.A50]-1" office:value-type="float" office:value="14" calcext:value-type="float">
            <text:p>14</text:p>
          </table:table-cell>
          <table:table-cell table:style-name="ce4" table:formula="of:=BASE([.D50];16;2)" office:value-type="string" office:string-value="0E" calcext:value-type="string">
            <text:p>0E</text:p>
          </table:table-cell>
          <table:table-cell/>
          <table:table-cell office:value-type="string" calcext:value-type="string">
            <text:p>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SUMPRODUCT([.J$34:.S$34];[.J50:.S50]) + [.H50]*[.H$34]" office:value-type="float" office:value="12806" calcext:value-type="float">
            <text:p>12806</text:p>
          </table:table-cell>
          <table:table-cell table:style-name="ce7" table:formula="of:=BASE([.T50];16;4)" office:value-type="string" office:string-value="3206" calcext:value-type="string">
            <text:p>3206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</text:p>
          </table:table-cell>
          <table:table-cell table:style-name="ce4" table:formula="of:=[.A51]-1" office:value-type="float" office:value="15" calcext:value-type="float">
            <text:p>15</text:p>
          </table:table-cell>
          <table:table-cell table:style-name="ce4" table:formula="of:=BASE([.D51];16;2)" office:value-type="string" office:string-value="0F" calcext:value-type="string">
            <text:p>0F</text:p>
          </table:table-cell>
          <table:table-cell/>
          <table:table-cell office:value-type="string" calcext:value-type="string">
            <text:p>R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SUMPRODUCT([.J$34:.S$34];[.J51:.S51]) + [.H51]*[.H$34]" office:value-type="float" office:value="16902" calcext:value-type="float">
            <text:p>16902</text:p>
          </table:table-cell>
          <table:table-cell table:style-name="ce7" table:formula="of:=BASE([.T51];16;4)" office:value-type="string" office:string-value="4206" calcext:value-type="string">
            <text:p>4206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L</text:p>
          </table:table-cell>
          <table:table-cell table:style-name="ce4" table:formula="of:=[.A52]-1" office:value-type="float" office:value="16" calcext:value-type="float">
            <text:p>16</text:p>
          </table:table-cell>
          <table:table-cell table:style-name="ce4" table:formula="of:=BASE([.D52];16;2)" office:value-type="string" office:string-value="10" calcext:value-type="string">
            <text:p>10</text:p>
          </table:table-cell>
          <table:table-cell/>
          <table:table-cell office:value-type="string" calcext:value-type="string">
            <text:p>SH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SUMPRODUCT([.J$34:.S$34];[.J52:.S52]) + [.H52]*[.H$34]" office:value-type="float" office:value="20998" calcext:value-type="float">
            <text:p>20998</text:p>
          </table:table-cell>
          <table:table-cell table:style-name="ce7" table:formula="of:=BASE([.T52];16;4)" office:value-type="string" office:string-value="5206" calcext:value-type="string">
            <text:p>5206</text:p>
          </table:table-cell>
          <table:table-cell table:number-columns-repeated="100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R</text:p>
          </table:table-cell>
          <table:table-cell table:style-name="ce4" table:formula="of:=[.A53]-1" office:value-type="float" office:value="17" calcext:value-type="float">
            <text:p>17</text:p>
          </table:table-cell>
          <table:table-cell table:style-name="ce4" table:formula="of:=BASE([.D53];16;2)" office:value-type="string" office:string-value="11" calcext:value-type="string">
            <text:p>11</text:p>
          </table:table-cell>
          <table:table-cell/>
          <table:table-cell office:value-type="string" calcext:value-type="string">
            <text:p>SH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SUMPRODUCT([.J$34:.S$34];[.J53:.S53]) + [.H53]*[.H$34]" office:value-type="float" office:value="25094" calcext:value-type="float">
            <text:p>25094</text:p>
          </table:table-cell>
          <table:table-cell table:style-name="ce7" table:formula="of:=BASE([.T53];16;4)" office:value-type="string" office:string-value="6206" calcext:value-type="string">
            <text:p>6206</text:p>
          </table:table-cell>
          <table:table-cell table:number-columns-repeated="100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</text:p>
          </table:table-cell>
          <table:table-cell table:style-name="ce4" table:formula="of:=[.A54]-1" office:value-type="float" office:value="18" calcext:value-type="float">
            <text:p>18</text:p>
          </table:table-cell>
          <table:table-cell table:style-name="ce4" table:formula="of:=BASE([.D54];16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NE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SUMPRODUCT([.J$34:.S$34];[.J54:.S54]) + [.H54]*[.H$34]" office:value-type="float" office:value="29190" calcext:value-type="float">
            <text:p>29190</text:p>
          </table:table-cell>
          <table:table-cell table:style-name="ce7" table:formula="of:=BASE([.T54];16;4)" office:value-type="string" office:string-value="7206" calcext:value-type="string">
            <text:p>7206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L</text:p>
          </table:table-cell>
          <table:table-cell table:style-name="ce4" table:formula="of:=[.A55]-1" office:value-type="float" office:value="19" calcext:value-type="float">
            <text:p>19</text:p>
          </table:table-cell>
          <table:table-cell table:style-name="ce4" table:formula="of:=BASE([.D55];16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ROT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SUMPRODUCT([.J$34:.S$34];[.J55:.S55]) + [.H55]*[.H$34]" office:value-type="float" office:value="37382" calcext:value-type="float">
            <text:p>37382</text:p>
          </table:table-cell>
          <table:table-cell table:style-name="ce7" table:formula="of:=BASE([.T55];16;4)" office:value-type="string" office:string-value="9206" calcext:value-type="string">
            <text:p>9206</text:p>
          </table:table-cell>
          <table:table-cell table:number-columns-repeated="100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R</text:p>
          </table:table-cell>
          <table:table-cell table:style-name="ce4" table:formula="of:=[.A56]-1" office:value-type="float" office:value="20" calcext:value-type="float">
            <text:p>20</text:p>
          </table:table-cell>
          <table:table-cell table:style-name="ce4" table:formula="of:=BASE([.D56];16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ROT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SUMPRODUCT([.J$34:.S$34];[.J56:.S56]) + [.H56]*[.H$34]" office:value-type="float" office:value="41478" calcext:value-type="float">
            <text:p>41478</text:p>
          </table:table-cell>
          <table:table-cell table:style-name="ce7" table:formula="of:=BASE([.T56];16;4)" office:value-type="string" office:string-value="A206" calcext:value-type="string">
            <text:p>A206</text:p>
          </table:table-cell>
          <table:table-cell table:number-columns-repeated="100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R</text:p>
          </table:table-cell>
          <table:table-cell table:style-name="ce4" table:formula="of:=[.A57]-1" office:value-type="float" office:value="21" calcext:value-type="float">
            <text:p>21</text:p>
          </table:table-cell>
          <table:table-cell table:style-name="ce4" table:formula="of:=BASE([.D57];16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SUMPRODUCT([.J$34:.S$34];[.J57:.S57]) + [.H57]*[.H$34]" office:value-type="float" office:value="45574" calcext:value-type="float">
            <text:p>45574</text:p>
          </table:table-cell>
          <table:table-cell table:style-name="ce7" table:formula="of:=BASE([.T57];16;4)" office:value-type="string" office:string-value="B206" calcext:value-type="string">
            <text:p>B206</text:p>
          </table:table-cell>
          <table:table-cell table:number-columns-repeated="100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</text:p>
          </table:table-cell>
          <table:table-cell table:style-name="ce4" table:formula="of:=[.A58]-1" office:value-type="float" office:value="22" calcext:value-type="float">
            <text:p>22</text:p>
          </table:table-cell>
          <table:table-cell table:style-name="ce4" table:formula="of:=BASE([.D58];16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AN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SUMPRODUCT([.J$34:.S$34];[.J58:.S58]) + [.H58]*[.H$34]" office:value-type="float" office:value="49670" calcext:value-type="float">
            <text:p>49670</text:p>
          </table:table-cell>
          <table:table-cell table:style-name="ce7" table:formula="of:=BASE([.T58];16;4)" office:value-type="string" office:string-value="C206" calcext:value-type="string">
            <text:p>C206</text:p>
          </table:table-cell>
          <table:table-cell table:number-columns-repeated="100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table:style-name="ce4" table:formula="of:=[.A59]-1" office:value-type="float" office:value="23" calcext:value-type="float">
            <text:p>23</text:p>
          </table:table-cell>
          <table:table-cell table:style-name="ce4" table:formula="of:=BASE([.D59];16;2)" office:value-type="string" office:string-value="17" calcext:value-type="string">
            <text:p>17</text:p>
          </table:table-cell>
          <table:table-cell/>
          <table:table-cell office:value-type="string" calcext:value-type="string">
            <text:p>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SUMPRODUCT([.J$34:.S$34];[.J59:.S59]) + [.H59]*[.H$34]" office:value-type="float" office:value="53766" calcext:value-type="float">
            <text:p>53766</text:p>
          </table:table-cell>
          <table:table-cell table:style-name="ce7" table:formula="of:=BASE([.T59];16;4)" office:value-type="string" office:string-value="D206" calcext:value-type="string">
            <text:p>D206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R</text:p>
          </table:table-cell>
          <table:table-cell table:style-name="ce4" table:formula="of:=[.A60]-1" office:value-type="float" office:value="24" calcext:value-type="float">
            <text:p>24</text:p>
          </table:table-cell>
          <table:table-cell table:style-name="ce4" table:formula="of:=BASE([.D60];16;2)" office:value-type="string" office:string-value="18" calcext:value-type="string">
            <text:p>18</text:p>
          </table:table-cell>
          <table:table-cell/>
          <table:table-cell office:value-type="string" calcext:value-type="string">
            <text:p>X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SUMPRODUCT([.J$34:.S$34];[.J60:.S60]) + [.H60]*[.H$34]" office:value-type="float" office:value="57862" calcext:value-type="float">
            <text:p>57862</text:p>
          </table:table-cell>
          <table:table-cell table:style-name="ce7" table:formula="of:=BASE([.T60];16;4)" office:value-type="string" office:string-value="E206" calcext:value-type="string">
            <text:p>E206</text:p>
          </table:table-cell>
          <table:table-cell table:number-columns-repeated="100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C</text:p>
          </table:table-cell>
          <table:table-cell table:style-name="ce4" table:formula="of:=[.A61]-1" office:value-type="float" office:value="25" calcext:value-type="float">
            <text:p>25</text:p>
          </table:table-cell>
          <table:table-cell table:style-name="ce4" table:formula="of:=BASE([.D61];16;2)" office:value-type="string" office:string-value="19" calcext:value-type="string">
            <text:p>1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M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PRODUCT([.J$34:.S$34];[.J61:.S61]) + [.H61]*[.H$34]" office:value-type="float" office:value="1538" calcext:value-type="float">
            <text:p>1538</text:p>
          </table:table-cell>
          <table:table-cell table:style-name="ce7" table:formula="of:=BASE([.T61];16;4)" office:value-type="string" office:string-value="0602" calcext:value-type="string">
            <text:p>0602</text:p>
          </table:table-cell>
          <table:table-cell table:number-columns-repeated="100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C</text:p>
          </table:table-cell>
          <table:table-cell table:style-name="ce4" table:formula="of:=[.A62]-1" office:value-type="float" office:value="26" calcext:value-type="float">
            <text:p>26</text:p>
          </table:table-cell>
          <table:table-cell table:style-name="ce4" table:formula="of:=BASE([.D62];16;2)" office:value-type="string" office:string-value="1A" calcext:value-type="string">
            <text:p>1A</text:p>
          </table:table-cell>
          <table:table-cell/>
          <table:table-cell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M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PRODUCT([.J$34:.S$34];[.J62:.S62]) + [.H62]*[.H$34]" office:value-type="float" office:value="5634" calcext:value-type="float">
            <text:p>5634</text:p>
          </table:table-cell>
          <table:table-cell table:style-name="ce7" table:formula="of:=BASE([.T62];16;4)" office:value-type="string" office:string-value="1602" calcext:value-type="string">
            <text:p>1602</text:p>
          </table:table-cell>
          <table:table-cell table:number-columns-repeated="100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C</text:p>
          </table:table-cell>
          <table:table-cell table:style-name="ce4" table:formula="of:=[.A63]-1" office:value-type="float" office:value="27" calcext:value-type="float">
            <text:p>27</text:p>
          </table:table-cell>
          <table:table-cell table:style-name="ce4" table:formula="of:=BASE([.D63];16;2)" office:value-type="string" office:string-value="1B" calcext:value-type="string">
            <text:p>1B</text:p>
          </table:table-cell>
          <table:table-cell/>
          <table:table-cell office:value-type="string" calcext:value-type="string">
            <text:p>M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M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PRODUCT([.J$34:.S$34];[.J63:.S63]) + [.H63]*[.H$34]" office:value-type="float" office:value="9730" calcext:value-type="float">
            <text:p>9730</text:p>
          </table:table-cell>
          <table:table-cell table:style-name="ce7" table:formula="of:=BASE([.T63];16;4)" office:value-type="string" office:string-value="2602" calcext:value-type="string">
            <text:p>2602</text:p>
          </table:table-cell>
          <table:table-cell table:number-columns-repeated="100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C</text:p>
          </table:table-cell>
          <table:table-cell table:style-name="ce4" table:formula="of:=[.A64]-1" office:value-type="float" office:value="28" calcext:value-type="float">
            <text:p>28</text:p>
          </table:table-cell>
          <table:table-cell table:style-name="ce4" table:formula="of:=BASE([.D64];16;2)" office:value-type="string" office:string-value="1C" calcext:value-type="string">
            <text:p>1C</text:p>
          </table:table-cell>
          <table:table-cell/>
          <table:table-cell office:value-type="string" calcext:value-type="string">
            <text:p>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PRODUCT([.J$34:.S$34];[.J64:.S64]) + [.H64]*[.H$34]" office:value-type="float" office:value="13826" calcext:value-type="float">
            <text:p>13826</text:p>
          </table:table-cell>
          <table:table-cell table:style-name="ce7" table:formula="of:=BASE([.T64];16;4)" office:value-type="string" office:string-value="3602" calcext:value-type="string">
            <text:p>3602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C</text:p>
          </table:table-cell>
          <table:table-cell table:style-name="ce4" table:formula="of:=[.A65]-1" office:value-type="float" office:value="29" calcext:value-type="float">
            <text:p>29</text:p>
          </table:table-cell>
          <table:table-cell table:style-name="ce4" table:formula="of:=BASE([.D65];16;2)" office:value-type="string" office:string-value="1D" calcext:value-type="string">
            <text:p>1D</text:p>
          </table:table-cell>
          <table:table-cell/>
          <table:table-cell office:value-type="string" calcext:value-type="string">
            <text:p>R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M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PRODUCT([.J$34:.S$34];[.J65:.S65]) + [.H65]*[.H$34]" office:value-type="float" office:value="17922" calcext:value-type="float">
            <text:p>17922</text:p>
          </table:table-cell>
          <table:table-cell table:style-name="ce7" table:formula="of:=BASE([.T65];16;4)" office:value-type="string" office:string-value="4602" calcext:value-type="string">
            <text:p>4602</text:p>
          </table:table-cell>
          <table:table-cell table:number-columns-repeated="100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DC</text:p>
          </table:table-cell>
          <table:table-cell table:style-name="ce5" table:formula="of:=[.A66]-1" office:value-type="float" office:value="30" calcext:value-type="float">
            <text:p>30</text:p>
          </table:table-cell>
          <table:table-cell table:style-name="ce5" table:formula="of:=BASE([.D66];16;2)" office:value-type="string" office:string-value="1E" calcext:value-type="string">
            <text:p>1E</text:p>
          </table:table-cell>
          <table:table-cell table:style-name="ce2"/>
          <table:table-cell table:style-name="ce2" office:value-type="string" calcext:value-type="string">
            <text:p>AND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OM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PRODUCT([.J$34:.S$34];[.J66:.S66]) + [.H66]*[.H$34]" office:value-type="float" office:value="50690" calcext:value-type="float">
            <text:p>50690</text:p>
          </table:table-cell>
          <table:table-cell table:style-name="ce8" table:formula="of:=BASE([.T66];16;4)" office:value-type="string" office:string-value="C602" calcext:value-type="string">
            <text:p>C602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RC</text:p>
          </table:table-cell>
          <table:table-cell table:style-name="ce5" table:formula="of:=[.A67]-1" office:value-type="float" office:value="31" calcext:value-type="float">
            <text:p>31</text:p>
          </table:table-cell>
          <table:table-cell table:style-name="ce5" table:formula="of:=BASE([.D67];16;2)" office:value-type="string" office:string-value="1F" calcext:value-type="string">
            <text:p>1F</text:p>
          </table:table-cell>
          <table:table-cell table:style-name="ce2"/>
          <table:table-cell table:style-name="ce2" office:value-type="string" calcext:value-type="string">
            <text:p>OR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OM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PRODUCT([.J$34:.S$34];[.J67:.S67]) + [.H67]*[.H$34]" office:value-type="float" office:value="54786" calcext:value-type="float">
            <text:p>54786</text:p>
          </table:table-cell>
          <table:table-cell table:style-name="ce8" table:formula="of:=BASE([.T67];16;4)" office:value-type="string" office:string-value="D602" calcext:value-type="string">
            <text:p>D602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ORC</text:p>
          </table:table-cell>
          <table:table-cell table:style-name="ce5" table:formula="of:=[.A68]-1" office:value-type="float" office:value="32" calcext:value-type="float">
            <text:p>32</text:p>
          </table:table-cell>
          <table:table-cell table:style-name="ce5" table:formula="of:=BASE([.D68];16;2)" office:value-type="string" office:string-value="20" calcext:value-type="string">
            <text:p>20</text:p>
          </table:table-cell>
          <table:table-cell table:style-name="ce2"/>
          <table:table-cell table:style-name="ce2" office:value-type="string" calcext:value-type="string">
            <text:p>XOR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OM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PRODUCT([.J$34:.S$34];[.J68:.S68]) + [.H68]*[.H$34]" office:value-type="float" office:value="58882" calcext:value-type="float">
            <text:p>58882</text:p>
          </table:table-cell>
          <table:table-cell table:style-name="ce8" table:formula="of:=BASE([.T68];16;4)" office:value-type="string" office:string-value="E602" calcext:value-type="string">
            <text:p>E602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DDX</text:p>
          </table:table-cell>
          <table:table-cell table:style-name="ce5" table:formula="of:=[.A69]-1" office:value-type="float" office:value="33" calcext:value-type="float">
            <text:p>33</text:p>
          </table:table-cell>
          <table:table-cell table:style-name="ce5" table:formula="of:=BASE([.D69];16;2)" office:value-type="string" office:string-value="21" calcext:value-type="string">
            <text:p>21</text:p>
          </table:table-cell>
          <table:table-cell table:style-name="ce2" office:value-type="string" calcext:value-type="string">
            <text:p>A ← A + [IDX]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PRODUCT([.J$34:.S$34];[.J69:.S69]) + [.H69]*[.H$34]" office:value-type="float" office:value="550" calcext:value-type="float">
            <text:p>550</text:p>
          </table:table-cell>
          <table:table-cell table:style-name="ce8" table:formula="of:=BASE([.T69];16;4)" office:value-type="string" office:string-value="0226" calcext:value-type="string">
            <text:p>0226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UBX</text:p>
          </table:table-cell>
          <table:table-cell table:style-name="ce5" table:formula="of:=[.A70]-1" office:value-type="float" office:value="34" calcext:value-type="float">
            <text:p>34</text:p>
          </table:table-cell>
          <table:table-cell table:style-name="ce5" table:formula="of:=BASE([.D70];16;2)" office:value-type="string" office:string-value="22" calcext:value-type="string">
            <text:p>22</text:p>
          </table:table-cell>
          <table:table-cell table:style-name="ce2" office:value-type="string" calcext:value-type="string">
            <text:p>A ← A - [IDX]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PRODUCT([.J$34:.S$34];[.J70:.S70]) + [.H70]*[.H$34]" office:value-type="float" office:value="4646" calcext:value-type="float">
            <text:p>4646</text:p>
          </table:table-cell>
          <table:table-cell table:style-name="ce8" table:formula="of:=BASE([.T70];16;4)" office:value-type="string" office:string-value="1226" calcext:value-type="string">
            <text:p>1226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LX</text:p>
          </table:table-cell>
          <table:table-cell table:style-name="ce5" table:formula="of:=[.A71]-1" office:value-type="float" office:value="35" calcext:value-type="float">
            <text:p>35</text:p>
          </table:table-cell>
          <table:table-cell table:style-name="ce5" table:formula="of:=BASE([.D71];16;2)" office:value-type="string" office:string-value="23" calcext:value-type="string">
            <text:p>23</text:p>
          </table:table-cell>
          <table:table-cell table:style-name="ce2"/>
          <table:table-cell table:style-name="ce2" office:value-type="string" calcext:value-type="string">
            <text:p>MU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PRODUCT([.J$34:.S$34];[.J71:.S71]) + [.H71]*[.H$34]" office:value-type="float" office:value="8742" calcext:value-type="float">
            <text:p>8742</text:p>
          </table:table-cell>
          <table:table-cell table:style-name="ce8" table:formula="of:=BASE([.T71];16;4)" office:value-type="string" office:string-value="2226" calcext:value-type="string">
            <text:p>2226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VX</text:p>
          </table:table-cell>
          <table:table-cell table:style-name="ce5" table:formula="of:=[.A72]-1" office:value-type="float" office:value="36" calcext:value-type="float">
            <text:p>36</text:p>
          </table:table-cell>
          <table:table-cell table:style-name="ce5" table:formula="of:=BASE([.D72];16;2)" office:value-type="string" office:string-value="24" calcext:value-type="string">
            <text:p>24</text:p>
          </table:table-cell>
          <table:table-cell table:style-name="ce2"/>
          <table:table-cell table:style-name="ce2" office:value-type="string" calcext:value-type="string">
            <text:p>DIV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PRODUCT([.J$34:.S$34];[.J72:.S72]) + [.H72]*[.H$34]" office:value-type="float" office:value="12838" calcext:value-type="float">
            <text:p>12838</text:p>
          </table:table-cell>
          <table:table-cell table:style-name="ce8" table:formula="of:=BASE([.T72];16;4)" office:value-type="string" office:string-value="3226" calcext:value-type="string">
            <text:p>3226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MX</text:p>
          </table:table-cell>
          <table:table-cell table:style-name="ce5" table:formula="of:=[.A73]-1" office:value-type="float" office:value="37" calcext:value-type="float">
            <text:p>37</text:p>
          </table:table-cell>
          <table:table-cell table:style-name="ce5" table:formula="of:=BASE([.D73];16;2)" office:value-type="string" office:string-value="25" calcext:value-type="string">
            <text:p>25</text:p>
          </table:table-cell>
          <table:table-cell table:style-name="ce2"/>
          <table:table-cell table:style-name="ce2" office:value-type="string" calcext:value-type="string">
            <text:p>RE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PRODUCT([.J$34:.S$34];[.J73:.S73]) + [.H73]*[.H$34]" office:value-type="float" office:value="16934" calcext:value-type="float">
            <text:p>16934</text:p>
          </table:table-cell>
          <table:table-cell table:style-name="ce8" table:formula="of:=BASE([.T73];16;4)" office:value-type="string" office:string-value="4226" calcext:value-type="string">
            <text:p>4226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DX</text:p>
          </table:table-cell>
          <table:table-cell table:style-name="ce5" table:formula="of:=[.A74]-1" office:value-type="float" office:value="38" calcext:value-type="float">
            <text:p>38</text:p>
          </table:table-cell>
          <table:table-cell table:style-name="ce5" table:formula="of:=BASE([.D74];16;2)" office:value-type="string" office:string-value="26" calcext:value-type="string">
            <text:p>26</text:p>
          </table:table-cell>
          <table:table-cell table:style-name="ce2"/>
          <table:table-cell table:style-name="ce2" office:value-type="string" calcext:value-type="string">
            <text:p>AND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PRODUCT([.J$34:.S$34];[.J74:.S74]) + [.H74]*[.H$34]" office:value-type="float" office:value="49702" calcext:value-type="float">
            <text:p>49702</text:p>
          </table:table-cell>
          <table:table-cell table:style-name="ce8" table:formula="of:=BASE([.T74];16;4)" office:value-type="string" office:string-value="C226" calcext:value-type="string">
            <text:p>C226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RX</text:p>
          </table:table-cell>
          <table:table-cell table:style-name="ce5" table:formula="of:=[.A75]-1" office:value-type="float" office:value="39" calcext:value-type="float">
            <text:p>39</text:p>
          </table:table-cell>
          <table:table-cell table:style-name="ce5" table:formula="of:=BASE([.D75];16;2)" office:value-type="string" office:string-value="27" calcext:value-type="string">
            <text:p>27</text:p>
          </table:table-cell>
          <table:table-cell table:style-name="ce2"/>
          <table:table-cell table:style-name="ce2" office:value-type="string" calcext:value-type="string">
            <text:p>OR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PRODUCT([.J$34:.S$34];[.J75:.S75]) + [.H75]*[.H$34]" office:value-type="float" office:value="53798" calcext:value-type="float">
            <text:p>53798</text:p>
          </table:table-cell>
          <table:table-cell table:style-name="ce8" table:formula="of:=BASE([.T75];16;4)" office:value-type="string" office:string-value="D226" calcext:value-type="string">
            <text:p>D226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ORX</text:p>
          </table:table-cell>
          <table:table-cell table:style-name="ce5" table:formula="of:=[.A76]-1" office:value-type="float" office:value="40" calcext:value-type="float">
            <text:p>40</text:p>
          </table:table-cell>
          <table:table-cell table:style-name="ce5" table:formula="of:=BASE([.D76];16;2)" office:value-type="string" office:string-value="28" calcext:value-type="string">
            <text:p>28</text:p>
          </table:table-cell>
          <table:table-cell table:style-name="ce2" office:value-type="string" calcext:value-type="string">
            <text:p>A ← A XOR [IDX]</text:p>
          </table:table-cell>
          <table:table-cell table:style-name="ce2" office:value-type="string" calcext:value-type="string">
            <text:p>XOR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PRODUCT([.J$34:.S$34];[.J76:.S76]) + [.H76]*[.H$34]" office:value-type="float" office:value="57894" calcext:value-type="float">
            <text:p>57894</text:p>
          </table:table-cell>
          <table:table-cell table:style-name="ce8" table:formula="of:=BASE([.T76];16;4)" office:value-type="string" office:string-value="E226" calcext:value-type="string">
            <text:p>E226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DXC</text:p>
          </table:table-cell>
          <table:table-cell table:style-name="ce5" table:formula="of:=[.A77]-1" office:value-type="float" office:value="41" calcext:value-type="float">
            <text:p>41</text:p>
          </table:table-cell>
          <table:table-cell table:style-name="ce5" table:formula="of:=BASE([.D77];16;2)" office:value-type="string" office:string-value="29" calcext:value-type="string">
            <text:p>29</text:p>
          </table:table-cell>
          <table:table-cell table:style-name="ce2" office:value-type="string" calcext:value-type="string">
            <text:p>Load constant to IDX</text:p>
          </table:table-cell>
          <table:table-cell table:style-name="ce2" table:number-columns-repeated="2"/>
          <table:table-cell table:style-name="ce2" office:value-type="string" calcext:value-type="string">
            <text:p>ROM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 table:formula="of:=SUMPRODUCT([.J$34:.S$34];[.J77:.S77]) + [.H77]*[.H$34]" office:value-type="float" office:value="1537" calcext:value-type="float">
            <text:p>1537</text:p>
          </table:table-cell>
          <table:table-cell table:style-name="ce8" table:formula="of:=BASE([.T77];16;4)" office:value-type="string" office:string-value="0601" calcext:value-type="string">
            <text:p>0601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DX</text:p>
          </table:table-cell>
          <table:table-cell table:style-name="ce5" table:formula="of:=[.A78]-1" office:value-type="float" office:value="42" calcext:value-type="float">
            <text:p>42</text:p>
          </table:table-cell>
          <table:table-cell table:style-name="ce5" table:formula="of:=BASE([.D78];16;2)" office:value-type="string" office:string-value="2A" calcext:value-type="string">
            <text:p>2A</text:p>
          </table:table-cell>
          <table:table-cell table:style-name="ce2" office:value-type="string" calcext:value-type="string">
            <text:p>Load index register</text:p>
          </table:table-cell>
          <table:table-cell table:style-name="ce2" table:number-columns-repeated="2"/>
          <table:table-cell table:style-name="ce2" office:value-type="string" calcext:value-type="string">
            <text:p>RA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formula="of:=SUMPRODUCT([.J$34:.S$34];[.J78:.S78]) + [.H78]*[.H$34]" office:value-type="float" office:value="517" calcext:value-type="float">
            <text:p>517</text:p>
          </table:table-cell>
          <table:table-cell table:style-name="ce8" table:formula="of:=BASE([.T78];16;4)" office:value-type="string" office:string-value="0205" calcext:value-type="string">
            <text:p>0205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OX</text:p>
          </table:table-cell>
          <table:table-cell table:style-name="ce5" table:formula="of:=[.A79]-1" office:value-type="float" office:value="43" calcext:value-type="float">
            <text:p>43</text:p>
          </table:table-cell>
          <table:table-cell table:style-name="ce5" table:formula="of:=BASE([.D79];16;2)" office:value-type="string" office:string-value="2B" calcext:value-type="string">
            <text:p>2B</text:p>
          </table:table-cell>
          <table:table-cell table:style-name="ce2" office:value-type="string" calcext:value-type="string">
            <text:p>IDX ← A</text:p>
          </table:table-cell>
          <table:table-cell table:style-name="ce2" table:number-columns-repeated="2"/>
          <table:table-cell table:style-name="ce2" office:value-type="string" calcext:value-type="string">
            <text:p>A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 table:formula="of:=SUMPRODUCT([.J$34:.S$34];[.J79:.S79]) + [.H79]*[.H$34]" office:value-type="float" office:value="1" calcext:value-type="float">
            <text:p>1</text:p>
          </table:table-cell>
          <table:table-cell table:style-name="ce8" table:formula="of:=BASE([.T79];16;4)" office:value-type="string" office:string-value="0001" calcext:value-type="string">
            <text:p>0001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TOA</text:p>
          </table:table-cell>
          <table:table-cell table:style-name="ce5" table:formula="of:=[.A80]-1" office:value-type="float" office:value="44" calcext:value-type="float">
            <text:p>44</text:p>
          </table:table-cell>
          <table:table-cell table:style-name="ce5" table:formula="of:=BASE([.D80];16;2)" office:value-type="string" office:string-value="2C" calcext:value-type="string">
            <text:p>2C</text:p>
          </table:table-cell>
          <table:table-cell table:style-name="ce2" office:value-type="string" calcext:value-type="string">
            <text:p>A ← IDX</text:p>
          </table:table-cell>
          <table:table-cell table:style-name="ce2" office:value-type="string" calcext:value-type="string">
            <text:p>ADD 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DX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PRODUCT([.J$34:.S$34];[.J80:.S80]) + [.H80]*[.H$34]" office:value-type="float" office:value="35842" calcext:value-type="float">
            <text:p>35842</text:p>
          </table:table-cell>
          <table:table-cell table:style-name="ce8" table:formula="of:=BASE([.T80];16;4)" office:value-type="string" office:string-value="8C02" calcext:value-type="string">
            <text:p>8C02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CX</text:p>
          </table:table-cell>
          <table:table-cell table:style-name="ce5" table:formula="of:=[.A81]-1" office:value-type="float" office:value="45" calcext:value-type="float">
            <text:p>45</text:p>
          </table:table-cell>
          <table:table-cell table:style-name="ce5" table:formula="of:=BASE([.D81];16;2)" office:value-type="string" office:string-value="2D" calcext:value-type="string">
            <text:p>2D</text:p>
          </table:table-cell>
          <table:table-cell table:style-name="ce2" office:value-type="string" calcext:value-type="string">
            <text:p>A ← IDX + 1</text:p>
          </table:table-cell>
          <table:table-cell table:style-name="ce2" office:value-type="string" calcext:value-type="string">
            <text:p>INC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DX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PRODUCT([.J$34:.S$34];[.J81:.S81]) + [.H81]*[.H$34]" office:value-type="float" office:value="64514" calcext:value-type="float">
            <text:p>64514</text:p>
          </table:table-cell>
          <table:table-cell table:style-name="ce8" table:formula="of:=BASE([.T81];16;4)" office:value-type="string" office:string-value="FC02" calcext:value-type="string">
            <text:p>FC02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I</text:p>
          </table:table-cell>
          <table:table-cell table:style-name="ce5" table:formula="of:=[.A82]-1" office:value-type="float" office:value="46" calcext:value-type="float">
            <text:p>46</text:p>
          </table:table-cell>
          <table:table-cell table:style-name="ce5" table:formula="of:=BASE([.D82];16;2)" office:value-type="string" office:string-value="2E" calcext:value-type="string">
            <text:p>2E</text:p>
          </table:table-cell>
          <table:table-cell table:style-name="ce2" office:value-type="string" calcext:value-type="string">
            <text:p>[IDX] ← A</text:p>
          </table:table-cell>
          <table:table-cell table:style-name="ce2" table:number-columns-repeated="2"/>
          <table:table-cell table:style-name="ce2" office:value-type="string" calcext:value-type="string">
            <text:p>A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SUMPRODUCT([.J$34:.S$34];[.J82:.S82]) + [.H82]*[.H$34]" office:value-type="float" office:value="36" calcext:value-type="float">
            <text:p>36</text:p>
          </table:table-cell>
          <table:table-cell table:style-name="ce8" table:formula="of:=BASE([.T82];16;4)" office:value-type="string" office:string-value="0024" calcext:value-type="string">
            <text:p>0024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PLUSX</text:p>
          </table:table-cell>
          <table:table-cell table:style-name="ce5" table:formula="of:=[.A83]-1" office:value-type="float" office:value="47" calcext:value-type="float">
            <text:p>47</text:p>
          </table:table-cell>
          <table:table-cell table:style-name="ce5" table:formula="of:=BASE([.D83];16;2)" office:value-type="string" office:string-value="2F" calcext:value-type="string">
            <text:p>2F</text:p>
          </table:table-cell>
          <table:table-cell table:style-name="ce2" office:value-type="string" calcext:value-type="string">
            <text:p>A ← A + IDX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DX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PRODUCT([.J$34:.S$34];[.J83:.S83]) + [.H83]*[.H$34]" office:value-type="float" office:value="3074" calcext:value-type="float">
            <text:p>3074</text:p>
          </table:table-cell>
          <table:table-cell table:style-name="ce8" table:formula="of:=BASE([.T83];16;4)" office:value-type="string" office:string-value="0C02" calcext:value-type="string">
            <text:p>0C02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MINUSX</text:p>
          </table:table-cell>
          <table:table-cell table:style-name="ce5" table:formula="of:=[.A84]-1" office:value-type="float" office:value="48" calcext:value-type="float">
            <text:p>48</text:p>
          </table:table-cell>
          <table:table-cell table:style-name="ce5" table:formula="of:=BASE([.D84];16;2)" office:value-type="string" office:string-value="30" calcext:value-type="string">
            <text:p>30</text:p>
          </table:table-cell>
          <table:table-cell table:style-name="ce2" office:value-type="string" calcext:value-type="string">
            <text:p>A ← A - IDX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DX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table:formula="of:=SUMPRODUCT([.J$34:.S$34];[.J84:.S84]) + [.H84]*[.H$34]" office:value-type="float" office:value="7170" calcext:value-type="float">
            <text:p>7170</text:p>
          </table:table-cell>
          <table:table-cell table:style-name="ce8" table:formula="of:=BASE([.T84];16;4)" office:value-type="string" office:string-value="1C02" calcext:value-type="string">
            <text:p>1C02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table:formula="of:=[.A85]-1" office:value-type="float" office:value="49" calcext:value-type="float">
            <text:p>49</text:p>
          </table:table-cell>
          <table:table-cell table:style-name="ce5" table:formula="of:=BASE([.D85];16;2)" office:value-type="string" office:string-value="31" calcext:value-type="string">
            <text:p>31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table:formula="of:=[.A86]-1" office:value-type="float" office:value="50" calcext:value-type="float">
            <text:p>50</text:p>
          </table:table-cell>
          <table:table-cell table:style-name="ce5" table:formula="of:=BASE([.D86];16;2)" office:value-type="string" office:string-value="32" calcext:value-type="string">
            <text:p>32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table:formula="of:=[.A87]-1" office:value-type="float" office:value="51" calcext:value-type="float">
            <text:p>51</text:p>
          </table:table-cell>
          <table:table-cell table:style-name="ce5" table:formula="of:=BASE([.D87];16;2)" office:value-type="string" office:string-value="33" calcext:value-type="string">
            <text:p>33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table:formula="of:=[.A88]-1" office:value-type="float" office:value="52" calcext:value-type="float">
            <text:p>52</text:p>
          </table:table-cell>
          <table:table-cell table:style-name="ce5" table:formula="of:=BASE([.D88];16;2)" office:value-type="string" office:string-value="34" calcext:value-type="string">
            <text:p>34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table:formula="of:=[.A89]-1" office:value-type="float" office:value="53" calcext:value-type="float">
            <text:p>53</text:p>
          </table:table-cell>
          <table:table-cell table:style-name="ce5" table:formula="of:=BASE([.D89];16;2)" office:value-type="string" office:string-value="35" calcext:value-type="string">
            <text:p>3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table:formula="of:=[.A90]-1" office:value-type="float" office:value="54" calcext:value-type="float">
            <text:p>54</text:p>
          </table:table-cell>
          <table:table-cell table:style-name="ce5" table:formula="of:=BASE([.D90];16;2)" office:value-type="string" office:string-value="36" calcext:value-type="string">
            <text:p>36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2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T</text:p>
          </table:table-cell>
          <table:table-cell table:style-name="ce4" table:formula="of:=[.A291]-1" office:value-type="float" office:value="255" calcext:value-type="float">
            <text:p>255</text:p>
          </table:table-cell>
          <table:table-cell/>
          <table:table-cell office:value-type="string" calcext:value-type="string">
            <text:p>Halt the CPU; interpreted by random logic, not by the ROM decoder</text:p>
          </table:table-cell>
          <table:table-cell table:number-columns-repeated="14"/>
          <table:table-cell table:style-name="ce7"/>
          <table:table-cell table:number-columns-repeated="1003"/>
        </table:table-row>
      </table:table>
      <table:table table:name="Sheet2" table:style-name="ta1">
        <table:table-column table:style-name="co1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lt" fo:country="L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lt" number:country="LT">Lt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2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1">00/00/0000</text:date>, <text:time style:data-style-name="N2" text:time-value="21:27:33.626378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ulius Grazulis</meta:initial-creator>
    <meta:creation-date>2012-12-11T13:22:09</meta:creation-date>
    <meta:generator>LibreOffice/5.1.6.2$Linux_X86_64 LibreOffice_project/10m0$Build-2</meta:generator>
    <dc:date>2021-01-01T21:28:04.164880400</dc:date>
    <meta:editing-duration>PT14H50M11S</meta:editing-duration>
    <meta:editing-cycles>154</meta:editing-cycles>
    <meta:document-statistic meta:table-count="3" meta:cell-count="1138" meta:object-count="0"/>
  </office:meta>
</office:document-meta>
</file>